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7.013cm" fo:margin-left="0.011cm" table:align="left" style:shadow="none"/>
    </style:style>
    <style:style style:name="Tabela2.A" style:family="table-column">
      <style:table-column-properties style:column-width="4.948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/>
    </style:style>
    <style:style style:name="Tabela2.D1" style:family="table-cell">
      <style:table-cell-properties fo:padding-left="0.191cm" fo:padding-right="0.191cm" fo:padding-top="0cm" fo:padding-bottom="0cm" fo:border="1pt solid #000000"/>
    </style:style>
    <style:style style:name="Tabela2.A2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/>
    </style:style>
    <style:style style:name="Tabela2.D2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8" style:family="paragraph" style:parent-style-name="Standard">
      <style:paragraph-properties fo:line-height="150%"/>
      <style:text-properties fo:color="#000000" style:font-name="Arial"/>
    </style:style>
    <style:style style:name="P9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0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2" style:family="paragraph" style:parent-style-name="Standard">
      <style:paragraph-properties fo:line-height="150%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 style:list-style-name="L1">
      <style:paragraph-properties fo:text-align="justify" style:justify-single-word="false"/>
    </style:style>
    <style:style style:name="P17" style:family="paragraph" style:parent-style-name="Standard">
      <style:paragraph-properties fo:margin-top="0cm" fo:margin-bottom="0cm" fo:line-height="150%"/>
      <style:text-properties fo:color="#000000" style:font-name="Arial" fo:font-size="12pt" style:font-size-asian="12pt" style:font-size-complex="12pt"/>
    </style:style>
    <style:style style:name="P1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2pt" style:font-size-asian="12pt" style:font-size-complex="12pt"/>
    </style:style>
    <style:style style:name="P19" style:family="paragraph" style:parent-style-name="Standard">
      <style:paragraph-properties fo:margin-top="0cm" fo:margin-bottom="0cm" fo:line-height="150%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21" style:family="paragraph" style:parent-style-name="Standard">
      <style:paragraph-properties fo:margin-top="0cm" fo:margin-bottom="0cm" fo:line-height="150%"/>
    </style:style>
    <style:style style:name="P22" style:family="paragraph" style:parent-style-name="Standard">
      <style:paragraph-properties fo:margin-top="0cm" fo:margin-bottom="0cm" fo:line-height="150%" fo:text-align="center" style:justify-single-word="false"/>
    </style:style>
    <style:style style:name="P23" style:family="paragraph" style:parent-style-name="Standard">
      <style:paragraph-properties fo:background-color="transparent">
        <style:background-image/>
      </style:paragraph-properties>
    </style:style>
    <style:style style:name="P24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25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2pt" style:font-size-asian="12pt" style:font-size-complex="12pt"/>
    </style:style>
    <style:style style:name="P26" style:family="paragraph" style:parent-style-name="Standard">
      <style:paragraph-properties fo:background-color="#c0c0c0">
        <style:background-image/>
      </style:paragraph-properties>
    </style:style>
    <style:style style:name="P27" style:family="paragraph" style:parent-style-name="Standard">
      <style:paragraph-properties fo:background-color="#c0c0c0">
        <style:background-image/>
      </style:paragraph-properties>
      <style:text-properties fo:font-size="12pt" style:font-size-asian="12pt" style:font-size-complex="12pt"/>
    </style:style>
    <style:style style:name="P28" style:family="paragraph" style:parent-style-name="Heading_20_1">
      <style:paragraph-properties fo:text-align="justify" style:justify-single-word="false"/>
    </style:style>
    <style:style style:name="P29" style:family="paragraph" style:parent-style-name="Heading_20_3">
      <style:paragraph-properties fo:background-color="transparent">
        <style:background-image/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295cm" style:type="right" style:leader-style="dotted" style:leader-text="."/>
        </style:tab-stops>
      </style:paragraph-properties>
    </style:style>
    <style:style style:name="P33" style:family="paragraph" style:parent-style-name="Contents_20_Heading">
      <style:text-properties fo:color="#000000" style:font-name="Arial" fo:font-size="28pt" style:font-size-asian="28pt" style:font-size-complex="28pt"/>
    </style:style>
    <style:style style:name="P34" style:family="paragraph" style:parent-style-name="Contents_20_Heading">
      <style:text-properties style:font-name="Arial" fo:font-size="26pt" style:font-size-asian="26pt" style:font-size-complex="26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tyle="normal" style:font-style-asian="normal" style:font-style-complex="normal"/>
    </style:style>
    <style:style style:name="T6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8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style:font-name="Arial" fo:font-weight="bold" style:font-weight-asian="bold" style:font-weight-complex="bold"/>
    </style:style>
    <style:style style:name="T11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" fo:font-size="12pt" style:font-size-asian="12pt" style:font-size-complex="12pt"/>
    </style:style>
    <style:style style:name="T14" style:family="text">
      <style:text-properties fo:color="#000000" style:font-name="Arial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style:font-name="Arial" fo:font-weight="normal" style:font-weight-asian="normal" style:font-weight-complex="normal"/>
    </style:style>
    <style:style style:name="T21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style:font-name="Arial" fo:font-size="12pt" style:font-size-asian="12pt" style:font-size-complex="12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style:font-name-asian="NimbusRomNo9L-Regu" style:font-weight-asian="normal" style:font-name-complex="NimbusRomNo9L-Regu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style:font-name-asian="NimbusRomNo9L-Regu" style:font-style-asian="italic" style:font-weight-asian="normal" style:font-name-complex="NimbusRomNo9L-Regu" style:font-style-complex="italic" style:font-weight-complex="normal"/>
    </style:style>
    <style:style style:name="T32" style:family="text">
      <style:text-properties fo:font-style="normal" fo:font-weight="normal" style:font-name-asian="NimbusRomNo9L-Regu" style:font-style-asian="normal" style:font-weight-asian="normal" style:font-name-complex="NimbusRomNo9L-Regu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fo:font-style="italic" style:font-size-asian="12pt" style:font-style-asian="italic" style:font-size-complex="12pt" style:font-style-complex="italic"/>
    </style:style>
    <style:style style:name="T3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fo:font-weight="normal" style:font-name-asian="NimbusRomNo9L-Regu" style:font-size-asian="12pt" style:font-style-asian="italic" style:font-weight-asian="normal" style:font-name-complex="NimbusRomNo9L-Regu" style:font-size-complex="12pt" style:font-style-complex="italic" style:font-weight-complex="normal"/>
    </style:style>
    <style:style style:name="T38" style:family="text">
      <style:text-properties fo:font-size="12pt" fo:font-style="normal" style:font-size-asian="12pt" style:font-style-asian="normal" style:font-size-complex="12pt" style:font-style-complex="normal"/>
    </style:style>
    <style:style style:name="T39" style:family="text">
      <style:text-properties fo:font-size="12pt" fo:font-style="normal" fo:font-weight="normal" style:font-name-asian="NimbusRomNo9L-Regu" style:font-size-asian="12pt" style:font-style-asian="normal" style:font-weight-asian="normal" style:font-name-complex="NimbusRomNo9L-Regu" style:font-size-complex="12pt" style:font-style-complex="normal" style:font-weight-complex="normal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11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6"><text:span text:style-name="Fonte_20_parág._20_padrão"><text:span text:style-name="T11"/></text:span></text:p>
      <text:p text:style-name="P6"><text:span text:style-name="Fonte_20_parág._20_padrão"><text:span text:style-name="T11">SGB_MANUAL_</text:span></text:span><text:bookmark text:name="id.gjdgxs"/><text:span text:style-name="Fonte_20_parág._20_padrão"><text:span text:style-name="T11">ConfiguracaoHibernate</text:span></text:span></text:p>
      <text:p text:style-name="P6"><text:span text:style-name="Fonte_20_parág._20_padrão"><text:span text:style-name="T11">Versão 1.0</text:span></text:span></text:p>
      <text:p text:style-name="P7"/>
      <text:p text:style-name="P7"/>
      <text:p text:style-name="P7"/>
      <text:p text:style-name="P7"/>
      <text:p text:style-name="P7"/>
      <text:p text:style-name="P9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1"><text:span text:style-name="Fonte_20_parág._20_padrão"><text:span text:style-name="T12">Nome</text:span></text:span></text:p>
          </table:table-cell>
          <table:table-cell table:style-name="Tabela2.A1" office:value-type="string">
            <text:p text:style-name="P21"><text:span text:style-name="Fonte_20_parág._20_padrão"><text:span text:style-name="T12">Alterações</text:span></text:span></text:p>
          </table:table-cell>
          <table:table-cell table:style-name="Tabela2.A1" office:value-type="string">
            <text:p text:style-name="P21"><text:span text:style-name="Fonte_20_parág._20_padrão"><text:span text:style-name="T12">Data</text:span></text:span></text:p>
          </table:table-cell>
          <table:table-cell table:style-name="Tabela2.D1" office:value-type="string">
            <text:p text:style-name="P21"><text:span text:style-name="Fonte_20_parág._20_padrão"><text:span text:style-name="T12">Versão</text:span></text:span></text:p>
          </table:table-cell>
        </table:table-row>
        <table:table-row>
          <table:table-cell table:style-name="Tabela2.A2" office:value-type="string">
            <text:p text:style-name="P21"><text:span text:style-name="Fonte_20_parág._20_padrão"><text:span text:style-name="T13">Bruno Marquete</text:span></text:span></text:p>
          </table:table-cell>
          <table:table-cell table:style-name="Tabela2.A2" office:value-type="string">
            <text:p text:style-name="P21"><text:span text:style-name="Fonte_20_parág._20_padrão"><text:span text:style-name="T13">Criação do Documento</text:span></text:span></text:p>
          </table:table-cell>
          <table:table-cell table:style-name="Tabela2.A2" office:value-type="string">
            <text:p text:style-name="P22"><text:span text:style-name="Fonte_20_parág._20_padrão"><text:span text:style-name="T13">31/10/2012</text:span></text:span></text:p>
          </table:table-cell>
          <table:table-cell table:style-name="Tabela2.D2" office:value-type="string">
            <text:p text:style-name="P22"><text:span text:style-name="Fonte_20_parág._20_padrão"><text:span text:style-name="T13">0.1</text:span></text:span></text:p>
          </table:table-cell>
        </table:table-row>
        <table:table-row>
          <table:table-cell table:style-name="Tabela2.A2" office:value-type="string">
            <text:p text:style-name="P17">Bruno Marquete</text:p>
          </table:table-cell>
          <table:table-cell table:style-name="Tabela2.A2" office:value-type="string">
            <text:p text:style-name="P17">Criação da Introdução</text:p>
          </table:table-cell>
          <table:table-cell table:style-name="Tabela2.A2" office:value-type="string">
            <text:p text:style-name="P20"><text:span text:style-name="Fonte_20_parág._20_padrão"><text:span text:style-name="T34">31/10/2012</text:span></text:span></text:p>
          </table:table-cell>
          <table:table-cell table:style-name="Tabela2.D2" office:value-type="string">
            <text:p text:style-name="P18">0.2</text:p>
          </table:table-cell>
        </table:table-row>
        <table:table-row>
          <table:table-cell table:style-name="Tabela2.A2" office:value-type="string">
            <text:p text:style-name="P17">Bruno Marquete</text:p>
          </table:table-cell>
          <table:table-cell table:style-name="Tabela2.A2" office:value-type="string">
            <text:p text:style-name="P17">Instalação do Hibernate</text:p>
          </table:table-cell>
          <table:table-cell table:style-name="Tabela2.A2" office:value-type="string">
            <text:p text:style-name="P18"><text:span text:style-name="Fonte_20_parág._20_padrão">31/10/2012</text:span></text:p>
          </table:table-cell>
          <table:table-cell table:style-name="Tabela2.D2" office:value-type="string">
            <text:p text:style-name="P18">0.3</text:p>
          </table:table-cell>
        </table:table-row>
        <table:table-row>
          <table:table-cell table:style-name="Tabela2.A2" office:value-type="string">
            <text:p text:style-name="P17">Bruno Marquete</text:p>
          </table:table-cell>
          <table:table-cell table:style-name="Tabela2.A2" office:value-type="string">
            <text:p text:style-name="P17">Configuração do Hibernate </text:p>
          </table:table-cell>
          <table:table-cell table:style-name="Tabela2.A2" office:value-type="string">
            <text:p text:style-name="P18">01/11/2012</text:p>
          </table:table-cell>
          <table:table-cell table:style-name="Tabela2.D2" office:value-type="string">
            <text:p text:style-name="P18">0.4</text:p>
          </table:table-cell>
        </table:table-row>
        <table:table-row>
          <table:table-cell table:style-name="Tabela2.A2" office:value-type="string">
            <text:p text:style-name="P19">Bruno Marquete</text:p>
          </table:table-cell>
          <table:table-cell table:style-name="Tabela2.A2" office:value-type="string">
            <text:p text:style-name="P25"><text:span text:style-name="Fonte_20_parág._20_padrão"><text:span text:style-name="T28">Instalação e configuração da ferrramenta de logs</text:span></text:span></text:p>
          </table:table-cell>
          <table:table-cell table:style-name="Tabela2.A2" office:value-type="string">
            <text:p text:style-name="P18">01/11/2012</text:p>
          </table:table-cell>
          <table:table-cell table:style-name="Tabela2.D2" office:value-type="string">
            <text:p text:style-name="P18">0.5</text:p>
          </table:table-cell>
        </table:table-row>
        <table:table-row>
          <table:table-cell table:style-name="Tabela2.A2" office:value-type="string">
            <text:p text:style-name="P19">Bruno Marquete</text:p>
          </table:table-cell>
          <table:table-cell table:style-name="Tabela2.A2" office:value-type="string">
            <text:p text:style-name="P17">Conclusão</text:p>
          </table:table-cell>
          <table:table-cell table:style-name="Tabela2.A2" office:value-type="string">
            <text:p text:style-name="P18"/>
          </table:table-cell>
          <table:table-cell table:style-name="Tabela2.D2" office:value-type="string">
            <text:p text:style-name="P18">0.6</text:p>
          </table:table-cell>
        </table:table-row>
        <table:table-row>
          <table:table-cell table:style-name="Tabela2.A2" office:value-type="string">
            <text:p text:style-name="P19">Bruno Marquete</text:p>
          </table:table-cell>
          <table:table-cell table:style-name="Tabela2.A2" office:value-type="string">
            <text:p text:style-name="P17">Ajustes finais do documento</text:p>
          </table:table-cell>
          <table:table-cell table:style-name="Tabela2.A2" office:value-type="string">
            <text:p text:style-name="P18">01/11/2012</text:p>
          </table:table-cell>
          <table:table-cell table:style-name="Tabela2.D2" office:value-type="string">
            <text:p text:style-name="P18">1.0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33">Sumário</text:p>
            <text:p text:style-name="P34"/>
          </text:index-title>
          <text:p text:style-name="P30"><text:a xlink:type="simple" xlink:href="#__RefHeading__3196_103755458"><text:span text:style-name="T13">1 Introdução <text:tab/>4</text:span></text:a></text:p>
          <text:p text:style-name="P30"><text:a xlink:type="simple" xlink:href="#__RefHeading__3198_103755458"><text:span text:style-name="T13">2 Hibernate<text:tab/>4</text:span></text:a></text:p>
          <text:p text:style-name="P31"><text:a xlink:type="simple" xlink:href="#__RefHeading__1262_731775660"><text:span text:style-name="T13"><text:s/>2.1 Instalação e configuração do Hibernate<text:tab/>4</text:span></text:a></text:p>
          <text:p text:style-name="P32"><text:a xlink:type="simple" xlink:href="#__RefHeading__3202_103755458"><text:span text:style-name="T13">2.1.1 Instalação <text:tab/>4</text:span></text:a></text:p>
          <text:p text:style-name="P32"><text:a xlink:type="simple" xlink:href="#__RefHeading__1264_731775660"><text:span text:style-name="T13">2.1.2 Configuração <text:tab/>5</text:span></text:a></text:p>
          <text:p text:style-name="P31"><text:a xlink:type="simple" xlink:href="#__RefHeading__1266_731775660"><text:span text:style-name="T13">2.2 Instalação e configuração da ferrramenta de logs <text:tab/>8</text:span></text:a></text:p>
          <text:p text:style-name="P30"><text:a xlink:type="simple" xlink:href="#__RefHeading__1277_731775660"><text:span text:style-name="T13">3 Conclusão<text:tab/>9</text:span></text:a></text:p>
        </text:index-body>
      </text:table-of-content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oft-page-break/></text:p>
      <text:p text:style-name="Standard"/>
      <text:p text:style-name="Standard"/>
      <text:h text:style-name="Heading_20_1" text:outline-level="1"><text:bookmark-start text:name="_Toc338917870"/><text:bookmark-start text:name="h.30j0zll"/><text:bookmark text:name="__RefHeading__3196_103755458"/><text:span text:style-name="Fonte_20_parág._20_padrão"><text:span text:style-name="T10">1 Introdução</text:span></text:span><text:bookmark-end text:name="_Toc338917870"/><text:bookmark-end text:name="h.30j0zll"/><text:span text:style-name="Fonte_20_parág._20_padrão"><text:span text:style-name="T10"> </text:span></text:span><text:bookmark-end text:name="__RefHeading__3196_103755458"/></text:h>
      <text:p text:style-name="P15"><text:span text:style-name="Fonte_20_parág._20_padrão"><text:span text:style-name="T13"><text:tab/>Este manual tem por objetivo abordar de forma simplificada a instalação e configuração do Hibernate aplicado ao projeto SGB (Sistema de Gestão Bibliográfica). Foge, portanto, de seu escopo trazer uma explanação profunda e detalhada de ORM (Mapeamento Objeto-Relacional), bem como do framework e suas diversas potencialidades. Atentaremos à como se dá o seu processo de configuração e de ferramentas a ele adjacentes.</text:span></text:span></text:p>
      <text:h text:style-name="Heading_20_1" text:outline-level="1"><text:bookmark-start text:name="_Toc338917871"/><text:bookmark-start text:name="h.1fob9te"/><text:bookmark text:name="__RefHeading__3198_103755458"/><text:span text:style-name="Fonte_20_parág._20_padrão"><text:span text:style-name="T10">2 </text:span></text:span><text:bookmark-end text:name="_Toc338917871"/><text:bookmark-end text:name="h.1fob9te"/><text:span text:style-name="Fonte_20_parág._20_padrão"><text:span text:style-name="T10">Hibernate</text:span></text:span><text:bookmark-end text:name="__RefHeading__3198_103755458"/></text:h>
      <text:p text:style-name="P15"><text:span text:style-name="Fonte_20_parág._20_padrão"><text:span text:style-name="T13">Conforme definido em pesquisa realizada junto à equipe do projeto, o SGB fará uso do Hibernate como framework de ORM, em sua versão 4.1.8 (</text:span></text:span><text:a xlink:type="simple" xlink:href="http://sourceforge.net/projects/hibernate/files/hibernate4/4.1.8.Final/"><text:span text:style-name="Fonte_20_parág._20_padrão">http://sourceforge.net/projects/hibernate/files/hibernate4/4.1.8.Final/</text:span></text:a><text:span text:style-name="Fonte_20_parág._20_padrão"><text:span text:style-name="T13">). Deste modo, o projeto contará com a produtividade dada pelo mapeamento de objetos do cenário orientado a objetos para entidades do cenário relacional. Neste processo, o Hibernate será configurado para conetar-se ao banco de dados MySQL em sua versão 5.5.x.</text:span></text:span></text:p>
      <text:h text:style-name="Heading_20_2" text:outline-level="2"><text:bookmark text:name="__RefHeading__1262_731775660"/><text:span text:style-name="Fonte_20_parág._20_padrão"><text:span text:style-name="T13"><text:s/></text:span></text:span><text:bookmark-start text:name="_Toc338917872"/><text:bookmark-start text:name="h.3znysh7"/><text:span text:style-name="Fonte_20_parág._20_padrão"><text:span text:style-name="T10">2.1 </text:span></text:span><text:bookmark-end text:name="_Toc338917872"/><text:bookmark-end text:name="h.3znysh7"/><text:span text:style-name="Fonte_20_parág._20_padrão"><text:span text:style-name="T10">Instalação e configuração do Hibernate</text:span></text:span><text:bookmark-end text:name="__RefHeading__1262_731775660"/></text:h>
      <text:p text:style-name="P15"><text:span text:style-name="Fonte_20_parág._20_padrão"><text:span text:style-name="T13"><text:tab/>A instalação e configuração do Hibernate se dá essencialmente pela instalação das bibliotecas necessárias e pela preparação do XML que conterá as informações para conexão ao banco de dados escolhido, neste caso o MySQL. Tais passos são descritos a seguir.</text:span></text:span></text:p>
      <text:h text:style-name="Heading_20_3" text:outline-level="3"><text:bookmark-start text:name="_Toc338917873"/><text:bookmark-start text:name="h.2et92p0"/><text:bookmark text:name="__RefHeading__3202_103755458"/><text:span text:style-name="Fonte_20_parág._20_padrão"><text:span text:style-name="T10">2.1.1 </text:span></text:span><text:bookmark-end text:name="_Toc338917873"/><text:bookmark-end text:name="h.2et92p0"/><text:span text:style-name="Fonte_20_parág._20_padrão"><text:span text:style-name="T10">Instalação </text:span></text:span><text:bookmark-end text:name="__RefHeading__3202_103755458"/></text:h>
      <text:p text:style-name="P15"><text:span text:style-name="Fonte_20_parág._20_padrão"><text:span text:style-name="T13"><text:tab/>No projeto SGB optou-se por utilizar o Apache Maven (</text:span></text:span><text:a xlink:type="simple" xlink:href="http://maven.apache.org/"><text:span text:style-name="Fonte_20_parág._20_padrão">http://maven.apache.org/</text:span></text:a><text:span text:style-name="Fonte_20_parág._20_padrão"><text:span text:style-name="T13">) como ferramenta de <text:s/>Builder Manager. Através deste torna-se desnecessário baixar e instalar manualmente as bibliotecas utilizadas no projeto – as do Hibernate, por exemplo -, pois ele se responsabiliza por baixá-las e referenciá-las adequadamente, inclusive versões especificamente <text:s/>definidas.</text:span></text:span></text:p>
      <text:p text:style-name="P15"><text:span text:style-name="Fonte_20_parág._20_padrão"><text:span text:style-name="T13"><text:tab/>Portanto, o única tarefa a se fazer de modo que as bibliotecas do Hibernate estejam adicionadas ao projeto é mapeá-las no arquivo XML que o Maven utiliza para se informar das bibliotecas necessárias, denominado </text:span></text:span><text:span text:style-name="Fonte_20_parág._20_padrão"><text:span text:style-name="T14">pom.xml</text:span></text:span><text:span text:style-name="Fonte_20_parág._20_padrão"><text:span text:style-name="T13">. Neste sentido, o pom.xml deve conter a seguinte declaração dentro de sua cláusula </text:span></text:span><text:span text:style-name="Fonte_20_parág._20_padrão"><text:span text:style-name="Source_20_Text"><text:span text:style-name="T14">&lt;dependencies&gt;</text:span></text:span></text:span><text:span text:style-name="Fonte_20_parág._20_padrão"><text:span text:style-name="Source_20_Text"><text:span text:style-name="T24">:</text:span></text:span></text:span></text:p>
      <text:p text:style-name="P26"><text:span text:style-name="Source_20_Text"><text:span text:style-name="T16">&lt;dependency&gt;</text:span></text:span></text:p>
      <text:p text:style-name="P26"><text:span text:style-name="Source_20_Text"><text:span text:style-name="T16"><text:tab/>&lt;groupId&gt;org.hibernate&lt;/groupId&gt;</text:span></text:span></text:p>
      <text:p text:style-name="P26"><text:span text:style-name="Source_20_Text"><text:span text:style-name="T16"><text:tab/>&lt;artifactId&gt;hibernate-core&lt;/artifactId&gt;</text:span></text:span></text:p>
      <text:p text:style-name="P26"><text:soft-page-break/><text:span text:style-name="Source_20_Text"><text:span text:style-name="T16"><text:tab/>&lt;version&gt;4.1.7.Final&lt;/version&gt;</text:span></text:span></text:p>
      <text:p text:style-name="P26"><text:span text:style-name="Source_20_Text"><text:span text:style-name="T16">&lt;/dependency&gt;</text:span></text:span></text:p>
      <text:p text:style-name="P26"><text:span text:style-name="Source_20_Text"><text:span text:style-name="T16">&lt;dependency&gt;</text:span></text:span></text:p>
      <text:p text:style-name="P26"><text:span text:style-name="Source_20_Text"><text:span text:style-name="T16"><text:tab/>&lt;groupId&gt;org.hibernate&lt;/groupId&gt;</text:span></text:span></text:p>
      <text:p text:style-name="P26"><text:span text:style-name="Source_20_Text"><text:span text:style-name="T16"><text:tab/>&lt;artifactId&gt;hibernate-entitymanager&lt;/artifactId&gt;</text:span></text:span></text:p>
      <text:p text:style-name="P26"><text:span text:style-name="Source_20_Text"><text:span text:style-name="T16"><text:tab/>&lt;version&gt;4.1.7.Final&lt;/version&gt;</text:span></text:span></text:p>
      <text:p text:style-name="P26"><text:span text:style-name="Source_20_Text"><text:span text:style-name="T16">&lt;/dependency&gt;</text:span></text:span></text:p>
      <text:p text:style-name="P24"><text:span text:style-name="Source_20_Text"><text:span text:style-name="T16">De forma análoga, a cláusula </text:span></text:span><text:span text:style-name="Source_20_Text"><text:span text:style-name="T15">&lt;dependencies&gt;</text:span></text:span><text:span text:style-name="Source_20_Text"><text:span text:style-name="T25"> </text:span></text:span><text:span text:style-name="Source_20_Text"><text:span text:style-name="T16">deve apresentar a seguinte declaração:</text:span></text:span></text:p>
      <text:p text:style-name="P26"><text:span text:style-name="Source_20_Text"><text:span text:style-name="T16">&lt;dependency&gt;</text:span></text:span></text:p>
      <text:p text:style-name="P26"><text:span text:style-name="Source_20_Text"><text:span text:style-name="T16"><text:tab/>&lt;groupId&gt;mysql&lt;/groupId&gt;</text:span></text:span></text:p>
      <text:p text:style-name="P26"><text:span text:style-name="Source_20_Text"><text:span text:style-name="T16"><text:tab/>&lt;artifactId&gt;mysql-connector-java&lt;/artifactId&gt;</text:span></text:span></text:p>
      <text:p text:style-name="P26"><text:span text:style-name="Source_20_Text"><text:span text:style-name="T16"><text:tab/>&lt;version&gt;5.1.21&lt;/version&gt;</text:span></text:span></text:p>
      <text:p text:style-name="P26"><text:span text:style-name="Source_20_Text"><text:span text:style-name="T16">&lt;/dependency&gt;</text:span></text:span></text:p>
      <text:p text:style-name="P24"><text:span text:style-name="Source_20_Text"><text:span text:style-name="T16">Desta forma, será, támbém, informado ao Maven a necessidade de baixar e referenciar no projeto o driver de conexão ao banco de dados MySQL, componente vital para que o Hibernate trabalhe.</text:span></text:span></text:p>
      <text:p text:style-name="P23"><text:span text:style-name="Source_20_Text"><text:span text:style-name="T16"/></text:span></text:p>
      <text:h text:style-name="P29" text:outline-level="3"><text:bookmark text:name="__RefHeading__1264_731775660"/><text:bookmark-start text:name="_Toc3389178731"/><text:bookmark-start text:name="h.2et92p01"/><text:span text:style-name="Fonte_20_parág._20_padrão"><text:span text:style-name="T12">2.1.</text:span></text:span><text:bookmark-end text:name="_Toc3389178731"/><text:bookmark-end text:name="h.2et92p01"/><text:span text:style-name="Fonte_20_parág._20_padrão"><text:span text:style-name="T12">2 Configuração </text:span></text:span><text:bookmark-end text:name="__RefHeading__1264_731775660"/></text:h>
      <text:p text:style-name="P24"><text:span text:style-name="Fonte_20_parág._20_padrão"><text:span text:style-name="T40">De forma similar à configuração das bibliotecas a serem importadas pelo Maven, a configuração do banco de dados a ser utilizado por implementações da JPA <text:s/>(Java Persistence API) - e Hibernate é um exemplo - é realizada por um arquivo XML, o </text:span></text:span><text:span text:style-name="Fonte_20_parág._20_padrão"><text:span text:style-name="T36">persistence.xml</text:span></text:span><text:span text:style-name="Fonte_20_parág._20_padrão"><text:span text:style-name="T40">. Tal arquivo </text:span></text:span><text:span text:style-name="Fonte_20_parág._20_padrão"><text:span text:style-name="T41">deve ser criado na pasta </text:span></text:span><text:span text:style-name="Fonte_20_parág._20_padrão"><text:span text:style-name="T37">META-INF</text:span></text:span><text:span text:style-name="Fonte_20_parág._20_padrão"><text:span text:style-name="T39">, e esta deve estar posicionada no classpath da aplicação.</text:span></text:span></text:p>
      <text:p text:style-name="P24"><text:span text:style-name="Fonte_20_parág._20_padrão"><text:span text:style-name="T40">O </text:span></text:span><text:span text:style-name="Fonte_20_parág._20_padrão"><text:span text:style-name="T36">persistence.xml</text:span></text:span><text:span text:style-name="Fonte_20_parág._20_padrão"><text:span text:style-name="T40"> a ser utilizado no projeto SGB – e, portanto, apto a conetar-se ao MySQL - deve ser algo semelhante ao seguinte:</text:span></text:span></text:p>
      <text:p text:style-name="P26">&lt;?xml version="1.0" encoding="UTF-8"?&gt;</text:p>
      <text:p text:style-name="P26">&lt;persistence </text:p>
      <text:p text:style-name="P26"><text:s text:c="4"/><text:tab/>xmlns="http://java.sun.com/xml/ns/persistence"</text:p>
      <text:p text:style-name="P26"><text:s text:c="4"/><text:tab/>xmlns:xsi="http://www.w3.org/2001/XMLSchema-instance"</text:p>
      <text:p text:style-name="P26"><text:s text:c="4"/><text:tab/>xsi:schemaLocation="http://java.sun.com/xml/ns/persistence </text:p>
      <text:p text:style-name="P26"><text:s text:c="4"/><text:tab/>http://java.sun.com/xml/ns/persistence/persistence_1_0.xsd"</text:p>
      <text:p text:style-name="P26"><text:s text:c="4"/><text:tab/>version="1.0"&gt;</text:p>
      <text:p text:style-name="P26"><text:soft-page-break/><text:s/>&lt;persistence-unit name="&lt;PERSISTENCE UNIT NAME&gt;"&gt;</text:p>
      <text:p text:style-name="P26"><text:s text:c="2"/><text:span text:style-name="T34"><text:s text:c="6"/>&lt;properties&gt;</text:span></text:p>
      <text:p text:style-name="P27"><text:s text:c="10"/>&lt;property name="hibernate.ejb.cfgfile" value="/hibernate.cfg.xml"/&gt;</text:p>
      <text:p text:style-name="P27"><text:s text:c="10"/>&lt;property name="hibernate.hbm2ddl.auto" value="create"/&gt;</text:p>
      <text:p text:style-name="P27"><text:s text:c="9"/>&lt;property name="hibernate.archive.autodetection" value="class, hbm"/&gt;</text:p>
      <text:p text:style-name="P27"><text:s text:c="9"/>&lt;property name="hibernate.show_sql" value="true"/&gt;</text:p>
      <text:p text:style-name="P27"><text:s text:c="8"/>&lt;property name="hibernate.connection.driver_class" value="com.mysql.jdbc.Driver"/&gt;</text:p>
      <text:p text:style-name="P27"><text:s text:c="9"/>&lt;property name="hibernate.connection.url" </text:p>
      <text:p text:style-name="P27"><text:s text:c="36"/>value="jdbc:mysql://<text:span text:style-name="T33">&lt;IP DO HOST&gt;/&lt;NOME BD&gt;"</text:span>/&gt;</text:p>
      <text:p text:style-name="P27"><text:s text:c="7"/>&lt;property name="hibernate.connection.username" value="<text:span text:style-name="T33">&lt;USUÁRIO&gt;</text:span>"/&gt;</text:p>
      <text:p text:style-name="P27"><text:s text:c="7"/>&lt;property name="hibernate.connection.password" value="<text:span text:style-name="T33">&lt;SENHA&gt;</text:span>"/&gt;</text:p>
      <text:p text:style-name="P27"><text:s text:c="7"/>&lt;property name="hibernate.dialect" value="org.hibernate.dialect.MySQLDialect"/&gt;</text:p>
      <text:p text:style-name="P27"><text:s text:c="7"/>&lt;property name="hibernate.c3p0.min_size" value="5"/&gt;</text:p>
      <text:p text:style-name="P27"><text:s text:c="7"/>&lt;property name="hibernate.c3p0.max_size" value="20"/&gt;</text:p>
      <text:p text:style-name="P27"><text:s text:c="7"/>&lt;property name="hibernate.c3p0.timeout" value="300"/&gt;</text:p>
      <text:p text:style-name="P27"><text:s text:c="7"/>&lt;property name="hibernate.c3p0.max_statements" value="50"/&gt;</text:p>
      <text:p text:style-name="P27"><text:s text:c="8"/>&lt;property name="hibernate.c3p0.idle_test_period" value="3000"/&gt; </text:p>
      <text:p text:style-name="P27"><text:s text:c="4"/>&lt;/properties&gt;</text:p>
      <text:p text:style-name="P27"><text:s text:c="4"/><text:span text:style-name="T5">&lt;!-- Mapping files will go here.... →</text:span></text:p>
      <text:p text:style-name="P27"><text:span text:style-name="T20"><text:s text:c="4"/></text:span>&lt;class&gt;pacote1.Entidade1&lt;/class&gt;  </text:p>
      <text:p text:style-name="P27"><text:s text:c="4"/>&lt;class&gt;pacote1.Entidade2&lt;/class&gt; </text:p>
      <text:p text:style-name="P27">&lt;/persistence-unit&gt;</text:p>
      <text:p text:style-name="P27">&lt;/persistence&gt;</text:p>
      <text:p text:style-name="P14"><text:span text:style-name="T21">Como dito, o </text:span><text:span text:style-name="T23">persistence.xml</text:span><text:span text:style-name="T21"> é o XML responsável por configurar a conexão disponibiblizado pelo pedrão JPA. Isso significa que, caso a implementação da JPA do projeto mude (para TopLink, por exemplo), este continuará válido. Todavia, a configuração da conexão pode, também, ser realizada no arquivo </text:span><text:span text:style-name="T4">hibernate.cfg.xml</text:span><text:span text:style-name="T6">. O uso do </text:span><text:span text:style-name="T4">persistence.xml</text:span><text:span text:style-name="T6"> dispensa o uso deste, conquanto esta é uma decisão de projeto a ser realizada dado que seu uso implica na utilização ou não de classes específicas do Hibernate (HibernateSessionFactory, por exemplo). Um exemplar da estrutura do </text:span><text:span text:style-name="T4">hibernate.cfg.xml</text:span><text:span text:style-name="T6">. para conexão com MySQL é apresentado a seguir:</text:span></text:p>
      <text:p text:style-name="P13"><text:soft-page-break/><text:span text:style-name="T6"/></text:p>
      <text:p text:style-name="P27">&lt;?xml version='1.0' encoding='utf-8'?&gt;</text:p>
      <text:p text:style-name="P27">&lt;!DOCTYPE hibernate-configuration PUBLIC</text:p>
      <text:p text:style-name="P27"><text:s text:c="10"/>"-//Hibernate/Hibernate Configuration DTD 3.0//EN"</text:p>
      <text:p text:style-name="P27"><text:s text:c="10"/>"http://hibernate.sourceforge.net/hibernate-configuration-3.0.dtd"&gt;</text:p>
      <text:p text:style-name="P27"/>
      <text:p text:style-name="P27">&lt;hibernate-configuration&gt;</text:p>
      <text:p text:style-name="P27"><text:s text:c="2"/>&lt;session-factory&gt;</text:p>
      <text:p text:style-name="P27"/>
      <text:p text:style-name="P27"><text:s text:c="4"/><text:tab/>&lt;property name="connection.url"&gt;<text:span text:style-name="T3">&lt;IP DO HOST&gt;/&lt;NOME BD&gt;</text:span>&lt;/property&gt;</text:p>
      <text:p text:style-name="P27"><text:s text:c="4"/><text:tab/>&lt;property name="connection.username"&gt;<text:span text:style-name="T3">&lt;USUÁRIO&gt;</text:span>&lt;/property&gt;</text:p>
      <text:p text:style-name="P27"><text:s text:c="4"/><text:tab/>&lt;property name="connection.password"&gt;<text:span text:style-name="T3">&lt;SENHA&gt;</text:span>&lt;/property&gt;</text:p>
      <text:p text:style-name="P27"><text:s text:c="4"/><text:tab/>&lt;property name="connection.driver_class"&gt;com.mysql.jdbc.Driver&lt;/property&gt;</text:p>
      <text:p text:style-name="P27"><text:s text:c="4"/><text:tab/>&lt;property name="dialect"&gt;org.hibernate.dialect.MySQLDialect&lt;/property&gt;</text:p>
      <text:p text:style-name="P27"><text:s text:c="4"/><text:tab/>&lt;property name="show_sql"&gt;true&lt;/property&gt;</text:p>
      <text:p text:style-name="P27"><text:s text:c="4"/><text:tab/>&lt;property name="format_sql"&gt;true&lt;/property&gt;</text:p>
      <text:p text:style-name="P27"><text:s text:c="4"/><text:tab/>&lt;property name="hbm2ddl.auto"&gt;create&lt;/property&gt;</text:p>
      <text:p text:style-name="P27"> </text:p>
      <text:p text:style-name="P27"><text:s text:c="4"/>&lt;!-- JDBC connection pool (use the built-in) --&gt;</text:p>
      <text:p text:style-name="P27"><text:s text:c="4"/>&lt;property name="connection.pool_size"&gt;1&lt;/property&gt;</text:p>
      <text:p text:style-name="P27"><text:s text:c="4"/>&lt;property name="current_session_context_class"&gt;thread&lt;/property&gt;</text:p>
      <text:p text:style-name="P27"> </text:p>
      <text:p text:style-name="P27"><text:s text:c="4"/>&lt;!-- Mapping files will go here.... →</text:p>
      <text:p text:style-name="P27"><text:span text:style-name="T26"><text:s text:c="4"/></text:span>&lt;mapping resource="pacote1.Entidade1" /&gt;  </text:p>
      <text:p text:style-name="P27"><text:span text:style-name="T1">  <text:s text:c="2"/>&lt;mapping resource="pacote1.Entidade2" /&gt;  </text:span> </text:p>
      <text:p text:style-name="P27"/>
      <text:p text:style-name="P27"><text:s text:c="2"/>&lt;/session-factory&gt;</text:p>
      <text:p text:style-name="P27">&lt;/hibernate-configuration&gt;</text:p>
      <text:p text:style-name="P15"><text:soft-page-break/><text:span text:style-name="Fonte_20_parág._20_padrão"><text:span text:style-name="T34">Em ambos os casos, os campos em negrito correspondem, respectivamente, <text:s/>à url de conexão ao banco de dados MySQL, ao usuário e à senha <text:s/>previamente criados para acessá-lo.</text:span></text:span></text:p>
      <text:p text:style-name="P15"><text:span text:style-name="Fonte_20_parág._20_padrão"><text:span text:style-name="T34">Um ponto importante a ressaltar é o valor das propriedades </text:span></text:span><text:span text:style-name="Fonte_20_parág._20_padrão"><text:span text:style-name="T35">hibernate.hbm2ddl.auto</text:span></text:span><text:span text:style-name="Fonte_20_parág._20_padrão"><text:span text:style-name="T34"> <text:s/>e </text:span></text:span><text:span text:style-name="Fonte_20_parág._20_padrão"><text:span text:style-name="T8">hbm2ddl.auto. </text:span></text:span><text:span text:style-name="Fonte_20_parág._20_padrão"><text:span text:style-name="T7">Estas determinam como a JPA e o Hibernate, respectivamente, irão lidar com a geração automática de tabelas e campos a partir das classes de entidades codificadas – estas determinam, portanto, o esquema do banco de dados. O <text:s/></text:span></text:span><text:span text:style-name="Fonte_20_parág._20_padrão"><text:span text:style-name="T35">hibernate.hbm2ddl.auto </text:span></text:span><text:span text:style-name="Fonte_20_parág._20_padrão"><text:span text:style-name="T38">pode apresentar um dos seguintes valores:</text:span></text:span></text:p>
      <text:list xml:id="list39599633" text:style-name="L1">
        <text:list-item>
          <text:p text:style-name="P16"><text:span text:style-name="Fonte_20_parág._20_padrão"><text:span text:style-name="T19">validate</text:span></text:span><text:span text:style-name="Fonte_20_parág._20_padrão"><text:span text:style-name="T17">: valida .o esquema, contudo não realiza alterações nos dados.</text:span></text:span></text:p>
        </text:list-item>
        <text:list-item>
          <text:p text:style-name="P16"><text:span text:style-name="Fonte_20_parág._20_padrão"><text:span text:style-name="T19">update</text:span></text:span><text:span text:style-name="Fonte_20_parág._20_padrão"><text:span text:style-name="T17">: atualiza o esquema.</text:span></text:span></text:p>
        </text:list-item>
        <text:list-item>
          <text:p text:style-name="P16"><text:span text:style-name="Fonte_20_parág._20_padrão"><text:span text:style-name="T19">create</text:span></text:span><text:span text:style-name="Fonte_20_parág._20_padrão"><text:span text:style-name="T17">: cria o esquema.</text:span></text:span></text:p>
        </text:list-item>
        <text:list-item>
          <text:p text:style-name="P16"><text:span text:style-name="Fonte_20_parág._20_padrão"><text:span text:style-name="T19">create-drop</text:span></text:span><text:span text:style-name="Fonte_20_parág._20_padrão"><text:span text:style-name="T17">: remove o esquema e cria-o novamente, apagando toda a última sessão.</text:span></text:span></text:p>
        </text:list-item>
      </text:list>
      <text:p text:style-name="P15"><text:span text:style-name="Fonte_20_parág._20_padrão"><text:span text:style-name="T17">No</text:span></text:span><text:span text:style-name="Fonte_20_parág._20_padrão"><text:span text:style-name="T15"> persistence.xml </text:span></text:span><text:span text:style-name="Fonte_20_parág._20_padrão"><text:span text:style-name="T17">e no </text:span></text:span><text:span text:style-name="Fonte_20_parág._20_padrão"><text:span text:style-name="T15">hibernate.cfg.xml </text:span></text:span><text:span text:style-name="Fonte_20_parág._20_padrão"><text:span text:style-name="T17">temos os trecho ondes são declarados as entidades utilizadas, isto é, as classes que representam as tabelas do banco de dados. Nestes locais – destacados pelo comentário </text:span></text:span><text:span text:style-name="Fonte_20_parág._20_padrão"><text:span text:style-name="T15">“Mapping files will go here”</text:span></text:span><text:span text:style-name="Fonte_20_parág._20_padrão"><text:span text:style-name="T17">. - deve-se declarar todas as classes de entidades a serem utilizadas.</text:span></text:span></text:p>
      <text:h text:style-name="Heading_20_2" text:outline-level="2"><text:bookmark text:name="__RefHeading__1266_731775660"/><text:bookmark-start text:name="_Toc3389178721"/><text:bookmark-start text:name="h.3znysh71"/><text:span text:style-name="Fonte_20_parág._20_padrão"><text:span text:style-name="T12">2.2 </text:span></text:span><text:bookmark-end text:name="_Toc3389178721"/><text:bookmark-end text:name="h.3znysh71"/><text:span text:style-name="Fonte_20_parág._20_padrão"><text:span text:style-name="T12">Instalação e configuração da ferrramenta de logs </text:span></text:span><text:bookmark-end text:name="__RefHeading__1266_731775660"/></text:h>
      <text:p text:style-name="P15"><text:span text:style-name="Fonte_20_parág._20_padrão"><text:span text:style-name="T34">Para ter um controle maior da persistência é preciso saber o que o Hibernate está fazendo, por exemplo, como os mapeamentos estão sendo realizados. O Hibernate disponibiliza estas informações por meio de logs. Como existem várias opções de loggers o hibernate “terceiriza” esta tarefa com uma abstração chamada Simple Logging Facade for Java (SLF4J) permitindo que o desenvolvedor utilize a implementação de logger que for mais conveniente ou mesmo criar uma própria. </text:span></text:span></text:p>
      <text:p text:style-name="P15"><text:span text:style-name="Fonte_20_parág._20_padrão"><text:span text:style-name="T16">No projeto SGB sugere-se a utilização do </text:span></text:span><text:span text:style-name="Fonte_20_parág._20_padrão"><text:span text:style-name="T15">Log4j (</text:span></text:span><text:a xlink:type="simple" xlink:href="http://logging.apache.org/log4j/2.x/"><text:span text:style-name="Fonte_20_parág._20_padrão"><text:span text:style-name="T35">http://logging.apache.org/log4j/2.x/</text:span></text:span></text:a><text:span text:style-name="Fonte_20_parág._20_padrão"><text:span text:style-name="T15">), </text:span></text:span><text:span text:style-name="Fonte_20_parág._20_padrão"><text:span text:style-name="T17">facilmente obtido pelo Maven através da seguinte declaração dentro da cláusula </text:span></text:span><text:span text:style-name="Source_20_Text"><text:span text:style-name="T15">&lt;dependencies&gt;</text:span></text:span><text:span text:style-name="Fonte_20_parág._20_padrão"><text:span text:style-name="T15">:</text:span></text:span></text:p>
      <text:p text:style-name="P26"><text:span text:style-name="Fonte_20_parág._20_padrão"><text:span text:style-name="T35">&lt;dependency&gt;</text:span></text:span></text:p>
      <text:p text:style-name="P26"><text:span text:style-name="Fonte_20_parág._20_padrão"><text:span text:style-name="T35"><text:tab/>&lt;groupId&gt;log4j&lt;/groupId&gt;</text:span></text:span></text:p>
      <text:p text:style-name="P26"><text:span text:style-name="Fonte_20_parág._20_padrão"><text:span text:style-name="T35"><text:tab/>&lt;artifactId&gt;log4j&lt;/artifactId&gt;</text:span></text:span></text:p>
      <text:p text:style-name="P26"><text:span text:style-name="Fonte_20_parág._20_padrão"><text:span text:style-name="T35"><text:tab/>&lt;version&gt;1.2.17&lt;/version&gt;</text:span></text:span></text:p>
      <text:p text:style-name="P26"><text:span text:style-name="Fonte_20_parág._20_padrão"><text:span text:style-name="T35">&lt;/dependency&gt;</text:span></text:span></text:p>
      <text:p text:style-name="P15"><text:span text:style-name="Fonte_20_parág._20_padrão"><text:span text:style-name="T38">O log4j precisa ser configurado para que a saída de log seja direcionada para o lugar correto, o formato seja conveniente, visibilidade dos níveis de mensagens possam ser visualizados apropriadamente, etc. Todas estas propriedades do log4j são definidas no arquivo </text:span></text:span><text:span text:style-name="Fonte_20_parág._20_padrão"><text:span text:style-name="T35">log4j.properties</text:span></text:span><text:span text:style-name="Fonte_20_parág._20_padrão"><text:span text:style-name="T38">, que deve ser colocado na classpath do projeto.</text:span></text:span></text:p>
      <text:p text:style-name="P15"><text:soft-page-break/><text:span text:style-name="Fonte_20_parág._20_padrão"><text:span text:style-name="T38">Podemos, então, configurar o </text:span></text:span><text:span text:style-name="Fonte_20_parág._20_padrão"><text:span text:style-name="T35">log4j.properties</text:span></text:span><text:span text:style-name="Fonte_20_parág._20_padrão"><text:span text:style-name="T38"> da seguinte forma de modo que os logs apareçam no console da IDE utilizado ( no nosso caso, NetBeans):</text:span></text:span></text:p>
      <text:p text:style-name="P26"><text:span text:style-name="Fonte_20_parág._20_padrão"><text:span text:style-name="T8">log4j.rootCategory=INFO, CONSOLE</text:span></text:span></text:p>
      <text:p text:style-name="P27">log4j.appender.CONSOLE=org.apache.log4j.ConsoleAppender</text:p>
      <text:p text:style-name="P27">log4j.appender.CONSOLE.layout=org.apache.log4j.PatternLayout</text:p>
      <text:p text:style-name="P27">log4j.appender.CONSOLE.layout.ConversionPattern=%r [%t] %-5p %c - %m%n</text:p>
      <text:p text:style-name="P15"><text:span text:style-name="Fonte_20_parág._20_padrão"><text:span text:style-name="T38">Outro aspecto a ser configurado de modo a facilitar o </text:span></text:span><text:span text:style-name="Fonte_20_parág._20_padrão"><text:span text:style-name="T35">debug</text:span></text:span><text:span text:style-name="Fonte_20_parág._20_padrão"><text:span text:style-name="T38"> da aplicação é declarar o trecho a seguir no arquivo </text:span></text:span><text:span text:style-name="Fonte_20_parág._20_padrão"><text:span text:style-name="T35">persistence.xml</text:span></text:span><text:span text:style-name="Fonte_20_parág._20_padrão"><text:span text:style-name="T38">:</text:span></text:span></text:p>
      <text:p text:style-name="P26"><text:span text:style-name="Fonte_20_parág._20_padrão"><text:span text:style-name="Source_20_Text"><text:span text:style-name="T38">&lt;property name="hibernate.show_sql" value="true"/&gt;</text:span></text:span></text:span><text:span text:style-name="Fonte_20_parág._20_padrão"><text:span text:style-name="T38"> </text:span></text:span></text:p>
      <text:p text:style-name="P15"><text:span text:style-name="Fonte_20_parág._20_padrão"><text:span text:style-name="T38">Isso fará com que o Hibernate explicite ao programador todas as chamadas SQL por ele realizadas, tornando mais fácil a identificação de eventuais falhas de mapeamento e de realização de </text:span></text:span><text:span text:style-name="Fonte_20_parág._20_padrão"><text:span text:style-name="T35">“CRUDs”</text:span></text:span><text:span text:style-name="Fonte_20_parág._20_padrão"><text:span text:style-name="T38"> no banco de dados.</text:span></text:span></text:p>
      <text:h text:style-name="Heading_20_1" text:outline-level="1"><text:bookmark text:name="__RefHeading__1277_731775660"/><text:span text:style-name="Fonte_20_parág._20_padrão"><text:span text:style-name="T22">3 Conclusão</text:span></text:span><text:bookmark-end text:name="__RefHeading__1277_731775660"/></text:h>
      <text:h text:style-name="P28" text:outline-level="1"><text:span text:style-name="Fonte_20_parág._20_padrão"><text:span text:style-name="T18">Por meio deste sucinto manual de instalação e configuração do Hibernate espera-se que a equipe técnica do projeto SGB tenha à disposição uma referência de como será realizada a “ponte” entre o código-fonte do software a ser desenvolvido e o banco de dados, bem como entenda como utilizar ferramentas instrínsecas ao framework de ORM – Maven e Log4j, por exemplo. Deste modo, procura-se acelerar a absorção de conhecimentos necessários para realizar atividades de caráter técnico do projeto.</text:span></text:span></text:h>
      <text:h text:style-name="P28" text:outline-level="1"><text:span text:style-name="Fonte_20_parág._20_padrão"><text:span text:style-name="T22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RomNo9L-Regu" svg:font-family="NimbusRomNo9L-Regu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style:text-underline-style="solid" style:text-underline-width="auto" style:text-underline-color="font-color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9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MANUAL_ConfiguracaoHibernate 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1:05:36.36</dc:date>
    <meta:editing-cycles>37</meta:editing-cycles>
    <meta:editing-duration>PT2H19M38S</meta:editing-duration>
    <meta:document-statistic meta:table-count="2" meta:image-count="3" meta:object-count="0" meta:page-count="9" meta:paragraph-count="159" meta:word-count="1273" meta:character-count="10822" meta:non-whitespace-character-count="9373"/>
    <meta:template xlink:type="simple" xlink:actuate="onRequest" xlink:title="" xlink:href="../../Downloads/SGB_MANUAL_ConfiguracaoHibernate.odt/Normal.dotm"/>
  </office:meta>
</office:document-meta>
</file>